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70000017DA4362D5E30F9994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0e2d" officeooo:paragraph-rsid="00160e2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ADICIONAIS</text:p>
      <text:p text:style-name="P1"/>
      <text:p text:style-name="P1"><draw:frame draw:style-name="fr1" draw:name="Figura1" text:anchor-type="as-char" svg:width="17cm" svg:height="8.026cm" draw:z-index="0"><draw:image xlink:href="Pictures/10000001000003270000017DA4362D5E30F9994F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7T11:33:23.975000000</meta:creation-date>
    <dc:date>2025-09-17T11:34:41.033000000</dc:date>
    <meta:editing-duration>PT1M17S</meta:editing-duration>
    <meta:editing-cycles>1</meta:editing-cycles>
    <meta:document-statistic meta:table-count="0" meta:image-count="1" meta:object-count="0" meta:page-count="1" meta:paragraph-count="2" meta:word-count="2" meta:character-count="19" meta:non-whitespace-character-count="18"/>
    <meta:generator>LibreOffice/7.4.6.2$Windows_X86_64 LibreOffice_project/5b1f5509c2decdade7fda905e3e1429a67acd63d</meta:generator>
  </office:meta>
</office:document-meta>
</file>